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2" svg:font-family="'Lohit Devanagari'"/>
    <style:font-face style:name="OpenSymbol" svg:font-family="OpenSymbol"/>
    <style:font-face style:name="DejaVu Sans Mono" svg:font-family="'DejaVu Sans Mono'" style:font-family-generic="modern" style:font-pitch="fixed"/>
    <style:font-face style:name="Lohit Devanagari1" svg:font-family="'Lohit Devanagari'" style:font-family-generic="modern" style:font-pitch="fixed"/>
    <style:font-face style:name="WenQuanYi Micro Hei" svg:font-family="'WenQuanYi Micro Hei'" style:font-family-generic="modern" style:font-pitch="fixed"/>
    <style:font-face style:name="ZapfHumnst BT" svg:font-family="'ZapfHumnst BT'" style:font-adornments="Italic" style:font-pitch="variable"/>
    <style:font-face style:name="ZapfHumnst Dm BT2" svg:font-family="'ZapfHumnst Dm BT'" style:font-pitch="variable"/>
    <style:font-face style:name="ZapfHumnst Dm BT" svg:font-family="'ZapfHumnst Dm BT'" style:font-adornments="Demi" style:font-pitch="variable"/>
    <style:font-face style:name="ZapfHumnst Dm BT1" svg:font-family="'ZapfHumnst Dm BT'" style:font-adornments="Demi Italic" style:font-pitch="variable"/>
    <style:font-face style:name="ZapfHumnst Ult BT" svg:font-family="'ZapfHumnst Ult BT'" style:font-adornments="Ultra" style:font-pitch="variable"/>
    <style:font-face style:name="Adobe Garamond Pro" svg:font-family="'Adobe Garamond Pro'" style:font-adornments="Regular"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Contents_20_1">
      <style:paragraph-properties>
        <style:tab-stops>
          <style:tab-stop style:position="6.5in" style:type="right" style:leader-style="dotted" style:leader-text="."/>
        </style:tab-stops>
      </style:paragraph-properties>
    </style:style>
    <style:style style:name="P3" style:family="paragraph" style:parent-style-name="Contents_20_2">
      <style:paragraph-properties>
        <style:tab-stops>
          <style:tab-stop style:position="6.3035in" style:type="right" style:leader-style="dotted" style:leader-text="."/>
        </style:tab-stops>
      </style:paragraph-properties>
    </style:style>
    <style:style style:name="P4" style:family="paragraph" style:parent-style-name="Contents_20_3">
      <style:paragraph-properties>
        <style:tab-stops>
          <style:tab-stop style:position="6.1071in" style:type="right" style:leader-style="dotted" style:leader-text="."/>
        </style:tab-stops>
      </style:paragraph-properties>
    </style:style>
    <style:style style:name="P5" style:family="paragraph" style:parent-style-name="Title" style:master-page-name="First_20_Page">
      <style:paragraph-properties style:page-number="auto"/>
    </style:style>
    <style:style style:name="P6" style:family="paragraph" style:parent-style-name="Heading_20_4">
      <style:paragraph-properties fo:margin-left="0.6in" fo:margin-right="0.3in" fo:text-indent="-0.3in" style:auto-text-indent="false"/>
    </style:style>
    <style:style style:name="P7" style:family="paragraph" style:parent-style-name="Heading_20_5">
      <style:paragraph-properties fo:margin-left="0.6in" fo:margin-right="0.3in" fo:text-indent="-0.3in" style:auto-text-indent="false"/>
    </style:style>
    <style:style style:name="P8" style:family="paragraph" style:parent-style-name="Text_20_body_20_indent" style:list-style-name="L3"/>
    <style:style style:name="P9" style:family="paragraph" style:parent-style-name="Footer">
      <style:paragraph-properties fo:text-align="end" style:justify-single-word="false"/>
    </style:style>
    <style:style style:name="P10" style:family="paragraph" style:parent-style-name="Text_20_body" style:list-style-name="L2"/>
    <style:style style:name="T1" style:family="text">
      <style:text-properties fo:font-style="italic" style:font-style-asian="italic" style:font-style-complex="italic"/>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5in" fo:text-indent="-0.25in" fo:margin-left="3.0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itle>Paul Prince's Multi-Programming Executive</text:title></text:p>
      <text:p text:style-name="Subtitle"><text:user-defined style:data-style-name="N0" text:name="Subtitle">User's Manual</text:user-defined></text:p>
      <text:p text:style-name="Subtitle">(For Version <text:user-defined style:data-style-name="N0" text:name="MPX_Version">R1</text:user-defined>)</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1" text:outline-level="1">Table of Contents</text:h>
          </text:index-title>
          <text:p text:style-name="P2">Introduction<text:tab/>3</text:p>
          <text:p text:style-name="P2">Using the MPX Shell<text:tab/>4</text:p>
          <text:p text:style-name="P3">Overview<text:tab/>4</text:p>
          <text:p text:style-name="P3">MPX Shell Commands<text:tab/>4</text:p>
          <text:p text:style-name="P4">The “help” Command<text:tab/>4</text:p>
          <text:p text:style-name="P4">The “commands” Command<text:tab/>5</text:p>
          <text:p text:style-name="P2">Headings Demo<text:tab/>6</text:p>
          <text:p text:style-name="P3">Second Level Heading<text:tab/>6</text:p>
          <text:p text:style-name="P4">Third Level<text:tab/>6</text:p>
          <text:p text:style-name="P4">Back to Level Three<text:tab/>6</text:p>
        </text:index-body>
      </text:table-of-content>
      <text:p text:style-name="Text_20_body"/>
      <text:h text:style-name="Heading_20_1" text:outline-level="1">Introduction</text:h>
      <text:p text:style-name="Text_20_body">Text body</text:p>
      <text:h text:style-name="Heading_20_1" text:outline-level="1">Using the MPX Shell</text:h>
      <text:h text:style-name="Heading_20_2" text:outline-level="2">Overview</text:h>
      <text:p text:style-name="Text_20_body">*** FIXME ***</text:p>
      <text:h text:style-name="Heading_20_2" text:outline-level="2">MPX Shell Commands</text:h>
      <text:p text:style-name="Text_20_body">These commands are available in version <text:user-defined style:data-style-name="N0" text:name="MPX_Version">R1</text:user-defined> of MPX:</text:p>
      <text:list xml:id="list314453087" text:style-name="L2">
        <text:list-item>
          <text:p text:style-name="P10"><text:span text:style-name="Teletype">help</text:span></text:p>
        </text:list-item>
        <text:list-item>
          <text:p text:style-name="P10"><text:span text:style-name="Teletype">commands</text:span></text:p>
        </text:list-item>
        <text:list-item>
          <text:p text:style-name="P10"><text:span text:style-name="Teletype">exit</text:span></text:p>
        </text:list-item>
        <text:list-item>
          <text:p text:style-name="P10"><text:span text:style-name="Teletype">version</text:span></text:p>
        </text:list-item>
        <text:list-item>
          <text:p text:style-name="P10"><text:span text:style-name="Teletype">date</text:span></text:p>
        </text:list-item>
        <text:list-item>
          <text:p text:style-name="P10"><text:span text:style-name="Teletype">ls</text:span></text:p>
        </text:list-item>
      </text:list>
      <text:p text:style-name="Text_20_body">Each of the commands is documented in-detail in the following sections.</text:p>
      <text:h text:style-name="Heading_20_3" text:outline-level="3">The “help” Command</text:h>
      <text:p text:style-name="Text_20_body"><text:span text:style-name="Teletype">help</text:span> provides online help for users of MPX. This command is useful if you are forced to use MPX without access to this document (<text:span text:style-name="T1">“</text:span><text:span text:style-name="T1"><text:title>Paul Prince's Multi-Programming Executive</text:title></text:span><text:span text:style-name="T1">: </text:span><text:span text:style-name="T1"><text:keywords/></text:span><text:span text:style-name="T1"><text:user-defined style:data-style-name="N0" text:name="Subtitle">User's Manual</text:user-defined></text:span><text:span text:style-name="T1">”</text:span>). It can also be handy when you have simply forgotten the name of a command, or the order of a command's arguments, et cetera.</text:p>
      <text:h text:style-name="P6" text:outline-level="4">Usage</text:h>
      <text:p text:style-name="Text_20_body_20_indent">This command has two different forms, depending on the number of arguments given:</text:p>
      <text:h text:style-name="P7" text:outline-level="5">With no arguments</text:h>
      <text:p text:style-name="Text_20_body_20_indent">If no arguments are given, <text:span text:style-name="Teletype">help</text:span> prints a list of valid commands.</text:p>
      <text:h text:style-name="P7" text:outline-level="5">With 1 argument</text:h>
      <text:p text:style-name="Text_20_body_20_indent">If the name of a valid command is given as an argument, <text:span text:style-name="Teletype">help</text:span> shows the detailed description for that command.</text:p>
      <text:h text:style-name="Heading_20_4" text:outline-level="4">Errors</text:h>
      <text:p text:style-name="Text_20_body_20_indent">If the wrong number of arguments is given, an error saying so will be displayed.</text:p>
      <text:p text:style-name="Text_20_body_20_indent">If a single argument is given but it doesn't match a valid MPX shell command, you will be told that there is no help available for that command name.</text:p>
      <text:p text:style-name="Text_20_body_20_indent"><text:soft-page-break/>If all commands, even valid ones, return the “no help available” response, check to see if the <text:span text:style-name="Teletype">help/</text:span> subdirectory has been removed or corrupted; MPX stores its online help data there. You may also see this happen if you run MPX from a working directory different from the one that contains the <text:span text:style-name="Teletype">mpx.exe</text:span> file.</text:p>
      <text:h text:style-name="Heading_20_4" text:outline-level="4">Examples</text:h>
      <text:p text:style-name="Text_20_body_20_indent">The following lines demonstrate valid usages of this command:</text:p>
      <text:list xml:id="list730555944" text:style-name="L3">
        <text:list-item>
          <text:p text:style-name="P8"><text:span text:style-name="Teletype">help</text:span></text:p>
        </text:list-item>
        <text:list-item>
          <text:p text:style-name="P8"><text:span text:style-name="Teletype">help help</text:span></text:p>
        </text:list-item>
        <text:list-item>
          <text:p text:style-name="P8"><text:span text:style-name="Teletype">help version</text:span></text:p>
        </text:list-item>
      </text:list>
      <text:h text:style-name="Heading_20_3" text:outline-level="3">The “commands” Command</text:h>
      <text:p text:style-name="Text_20_body"><text:span text:style-name="Teletype">commands</text:span> displays a list of all valid MPX shell commands. This is very similar to calling <text:span text:style-name="Teletype">help</text:span> with no arguments.</text:p>
      <text:h text:style-name="Heading_20_4" text:outline-level="4">Deprecation Warning</text:h>
      <text:p text:style-name="Text_20_body_20_indent">This command has been slated for removal in a future version of MPX; you should use the command <text:span text:style-name="Teletype">help</text:span> instead!</text:p>
      <text:h text:style-name="Heading_20_4" text:outline-level="4">Usage</text:h>
      <text:p text:style-name="Text_20_body_20_indent">This command takes no arguments.</text:p>
      <text:h text:style-name="Heading_20_4" text:outline-level="4">Errors</text:h>
      <text:p text:style-name="Text_20_body_20_indent">This command produces no error messages.</text:p>
      <text:h text:style-name="Heading_20_4" text:outline-level="4">Examples</text:h>
      <text:p text:style-name="Text_20_body_20_indent">Since this command takes no arguments, only the following line represents valid usage:</text:p>
      <text:list xml:id="list221407713" text:continue-numbering="true" text:style-name="L3">
        <text:list-item>
          <text:p text:style-name="P8"><text:span text:style-name="Teletype">commands</text:span></text:p>
        </text:list-item>
      </text:list>
      <text:h text:style-name="Heading_20_1" text:outline-level="1">Headings Demo</text:h>
      <text:p text:style-name="Text_20_body">Text body</text:p>
      <text:p text:style-name="Text_20_body">Only heading levels 1 through 5 are styled properly.</text:p>
      <text:h text:style-name="Heading_20_2" text:outline-level="2">Second Level Heading</text:h>
      <text:p text:style-name="Text_20_body">Text body. 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text:p>
      <text:h text:style-name="Heading_20_3" text:outline-level="3">Third Level</text:h>
      <text:p text:style-name="Text_20_body_20_indent">Text body indent. But I must explain to you how all this mistaken idea of denouncing pleasure and praising pain was born and I will give you a complete account of the system, and expound the actual teachings of the great explorer of the truth, the master-builder of human happiness. No one rejects, dislikes, or avoids pleasure itself, because it is pleasure, but because those who do not know how to pursue pleasure rationally encounter consequences that are extremely painful.</text:p>
      <text:h text:style-name="Heading_20_4" text:outline-level="4">Heading 4</text:h>
      <text:p text:style-name="Text_20_body_20_indent">Text body indent. Nor again is there anyone who loves or pursues or desires to obtain pain of itself, because it is pain, but because occasionally circumstances occur in which toil and pain can procure him some great pleasure.</text:p>
      <text:h text:style-name="Heading_20_5" text:outline-level="5">Heading 5</text:h>
      <text:p text:style-name="Text_20_body_20_indent">Text body indent indent. Second paragraph of text body indent. 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h text:style-name="Heading_20_3" text:outline-level="3">Back to Level Three</text:h>
      <text:p text:style-name="Text_20_body_20_indent">On the other hand, we denounce with righteous indignation and dislike men who are so beguiled and demoralized by the charms of pleasure of the moment, so blinded by desire, that they cannot foresee the pain and trouble that are bound to ensue; and equal blame belongs to those who fail in their duty through weakness of will, which is the same as saying through shrinking from toil and p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2" svg:font-family="'Lohit Devanagari'"/>
    <style:font-face style:name="OpenSymbol" svg:font-family="OpenSymbol"/>
    <style:font-face style:name="DejaVu Sans Mono" svg:font-family="'DejaVu Sans Mono'" style:font-family-generic="modern" style:font-pitch="fixed"/>
    <style:font-face style:name="Lohit Devanagari1" svg:font-family="'Lohit Devanagari'" style:font-family-generic="modern" style:font-pitch="fixed"/>
    <style:font-face style:name="WenQuanYi Micro Hei" svg:font-family="'WenQuanYi Micro Hei'" style:font-family-generic="modern" style:font-pitch="fixed"/>
    <style:font-face style:name="ZapfHumnst BT" svg:font-family="'ZapfHumnst BT'" style:font-adornments="Italic" style:font-pitch="variable"/>
    <style:font-face style:name="ZapfHumnst Dm BT2" svg:font-family="'ZapfHumnst Dm BT'" style:font-pitch="variable"/>
    <style:font-face style:name="ZapfHumnst Dm BT" svg:font-family="'ZapfHumnst Dm BT'" style:font-adornments="Demi" style:font-pitch="variable"/>
    <style:font-face style:name="ZapfHumnst Dm BT1" svg:font-family="'ZapfHumnst Dm BT'" style:font-adornments="Demi Italic" style:font-pitch="variable"/>
    <style:font-face style:name="ZapfHumnst Ult BT" svg:font-family="'ZapfHumnst Ult BT'" style:font-adornments="Ultra" style:font-pitch="variable"/>
    <style:font-face style:name="Adobe Garamond Pro" svg:font-family="'Adobe Garamond Pro'" style:font-adornments="Regular"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dobe Garamond Pro" fo:font-size="11pt" style:font-weight-asian="normal"/>
    </style:style>
    <style:style style:name="Heading" style:family="paragraph" style:parent-style-name="Standard" style:next-style-name="Text_20_body" style:class="text">
      <style:paragraph-properties fo:margin-top="0.1201in" fo:margin-bottom="0.0201in" style:shadow="none" fo:keep-with-next="always"/>
      <style:text-properties fo:color="#0093d9" style:font-name="ZapfHumnst Dm BT"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2"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style>
    <style:style style:name="Heading_20_1" style:display-name="Heading 1" style:family="paragraph" style:parent-style-name="Heading" style:next-style-name="Text_20_body" style:default-outline-level="1" style:class="text" style:master-page-name="">
      <style:paragraph-properties fo:margin-top="0.1201in" fo:margin-bottom="0.1402in" style:page-number="auto" fo:break-before="page" fo:padding-left="0in" fo:padding-right="0in" fo:padding-top="0in" fo:padding-bottom="0.0402in" fo:border-left="none" fo:border-right="none" fo:border-top="none" fo:border-bottom="0.0138in solid #0093d9"/>
      <style:text-properties style:font-name="ZapfHumnst Dm BT" fo:font-size="24pt" fo:font-weight="normal" style:font-size-asian="115%" style:font-weight-asian="normal"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color="#808080" fo:font-style="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color="#808080" fo:font-style="italic"/>
    </style:style>
    <style:style style:name="Title" style:family="paragraph" style:parent-style-name="Heading" style:next-style-name="Subtitle" style:class="chapter">
      <style:paragraph-properties fo:margin-top="2in" fo:margin-bottom="1in" fo:text-align="center" style:justify-single-word="false"/>
      <style:text-properties style:font-name="ZapfHumnst Ult BT" fo:font-size="24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margin-top="0.1201in" fo:margin-bottom="1in" fo:text-align="center" style:justify-single-word="false"/>
      <style:text-properties style:font-name="ZapfHumnst Dm BT1" fo:font-size="24pt" fo:font-style="italic" style:font-size-asian="14pt" style:font-style-asian="italic" style:font-weight-asian="normal" style:font-size-complex="14pt" style:font-style-complex="italic"/>
    </style:style>
    <style:style style:name="Author" style:family="paragraph" style:parent-style-name="Heading" style:next-style-name="Text_20_body">
      <style:paragraph-properties fo:text-align="center" style:justify-single-word="false"/>
      <style:text-properties fo:font-size="16pt"/>
    </style:style>
    <style:style style:name="Heading_20_2" style:display-name="Heading 2" style:family="paragraph" style:parent-style-name="Heading" style:next-style-name="Text_20_body" style:default-outline-level="2" style:class="text">
      <style:paragraph-properties fo:margin-left="0.3in" fo:margin-right="0.5in" fo:margin-top="0.1201in" fo:margin-bottom="0.0799in" fo:text-indent="-0.3in" style:auto-text-indent="false" fo:padding-left="0in" fo:padding-right="0in" fo:padding-top="0in" fo:padding-bottom="0.0201in" fo:border-left="none" fo:border-right="none" fo:border-top="none" fo:border-bottom="0.0071in solid #ff8d00">
        <style:tab-stops/>
      </style:paragraph-properties>
      <style:text-properties fo:color="#ff8d00" fo:font-size="18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paragraph-properties fo:margin-left="0.6in" fo:margin-right="0.3in" fo:margin-top="0.1201in" fo:margin-bottom="0.0201in" fo:text-indent="-0.6in" style:auto-text-indent="false">
        <style:tab-stops/>
      </style:paragraph-properties>
      <style:text-properties fo:color="#ff8d00" fo:font-size="15pt" style:text-underline-style="none" fo:font-weight="normal" style:font-size-asian="14pt" style:font-weight-asian="normal" style:font-size-complex="14pt" style:font-weight-complex="bold"/>
    </style:style>
    <style:style style:name="Heading_20_4" style:display-name="Heading 4" style:family="paragraph" style:parent-style-name="Heading" style:next-style-name="Text_20_body_20_indent" style:default-outline-level="4" style:class="text">
      <style:paragraph-properties fo:margin-left="0.6in" fo:margin-right="0.3in" fo:text-indent="-0.3in" style:auto-text-indent="false">
        <style:tab-stops/>
      </style:paragraph-properties>
      <style:text-properties style:font-name="ZapfHumnst BT" fo:font-size="14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_20_indent" style:default-outline-level="5" style:class="text">
      <style:paragraph-properties fo:margin-left="0.6in" fo:margin-right="0.3in" fo:text-indent="-0.3in" style:auto-text-indent="false">
        <style:tab-stops/>
      </style:paragraph-properties>
      <style:text-properties style:font-name="ZapfHumnst BT" fo:font-size="12pt" fo:font-style="italic" fo:font-weight="normal" style:font-size-asian="85%" style:font-weight-asian="normal" style:font-size-complex="85%" style:font-weight-complex="bold"/>
    </style:style>
    <style:style style:name="Heading_20_6" style:display-name="Heading 6" style:family="paragraph" style:parent-style-name="Heading" style:next-style-name="Text_20_body_20_indent" style:default-outline-level="6" style:class="text">
      <style:paragraph-properties fo:margin-left="0.6in" fo:margin-right="0.3in" fo:text-indent="-0.3in" style:auto-text-indent="false">
        <style:tab-stops/>
      </style:paragraph-properties>
      <style:text-properties fo:font-size="75%" fo:font-weight="normal" style:font-size-asian="75%" style:font-weight-asian="normal" style:font-size-complex="75%" style:font-weight-complex="bold"/>
    </style:style>
    <style:style style:name="Heading_20_7" style:display-name="Heading 7" style:family="paragraph" style:parent-style-name="Heading" style:next-style-name="Text_20_body_20_indent" style:default-outline-level="7" style:class="text">
      <style:paragraph-properties fo:margin-left="0.9in" fo:margin-right="0.6in" fo:text-indent="-0.3in" style:auto-text-indent="false">
        <style:tab-stops/>
      </style:paragraph-properties>
      <style:text-properties fo:font-size="75%" fo:font-weight="normal" style:font-size-asian="75%" style:font-weight-asian="normal" style:font-size-complex="75%" style:font-weight-complex="bold"/>
    </style:style>
    <style:style style:name="Heading_20_8" style:display-name="Heading 8" style:family="paragraph" style:parent-style-name="Heading" style:next-style-name="Text_20_body_20_indent" style:default-outline-level="8" style:class="text">
      <style:paragraph-properties fo:margin-left="0.9in" fo:margin-right="0.6in" fo:text-indent="-0.3in" style:auto-text-indent="false">
        <style:tab-stops/>
      </style:paragraph-properties>
      <style:text-properties fo:font-size="75%" fo:font-weight="normal" style:font-size-asian="75%" style:font-weight-asian="normal" style:font-size-complex="75%" style:font-weight-complex="bold"/>
    </style:style>
    <style:style style:name="Heading_20_9" style:display-name="Heading 9" style:family="paragraph" style:parent-style-name="Heading" style:next-style-name="Text_20_body_20_indent" style:default-outline-level="9" style:class="text">
      <style:paragraph-properties fo:margin-left="0.9in" fo:margin-right="0.6in" fo:text-indent="-0.3in" style:auto-text-indent="false">
        <style:tab-stops/>
      </style:paragraph-properties>
      <style:text-properties fo:font-size="75%" fo:font-weight="normal" style:font-size-asian="75%" style:font-weight-asian="normal"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9in" fo:margin-right="0.6in" fo:text-indent="-0.3in" style:auto-text-indent="false">
        <style:tab-stops/>
      </style:paragraph-properties>
      <style:text-properties fo:font-size="75%" fo:font-weight="normal" style:font-size-asian="75%" style:font-weight-asian="normal" style:font-size-complex="75%" style:font-weight-complex="bold"/>
    </style:style>
    <style:style style:name="Text_20_body_20_indent" style:display-name="Text body indent" style:family="paragraph" style:parent-style-name="Text_20_body" style:class="text">
      <style:paragraph-properties fo:margin-left="0.3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 style:font-size-asian="10pt" style:font-name-complex="Lohit Devanagari1" style:font-size-complex="10pt"/>
    </style:style>
    <style:style style:name="Teletype" style:family="text">
      <style:text-properties style:text-position="-10% 100%" style:font-name="DejaVu Sans Mono" fo:font-size="11pt" style:font-name-asian="WenQuanYi Micro Hei" style:font-name-complex="Lohit Devanagari1"/>
    </style:style>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5in" fo:margin-bottom="0.75in" fo:margin-left="1in" fo:margin-right="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2799in" fo:margin-left="0in" fo:margin-right="0in" fo:margin-bottom="0.0799in" fo:border-top="none" fo:border-bottom="0.0071in solid #c0c0c0" fo:border-left="none" fo:border-right="none" fo:padding-top="0in" fo:padding-bottom="0.0799in" fo:padding-left="0in" fo:padding-right="0in" style:shadow="none" style:dynamic-spacing="false"/>
      </style:header-style>
      <style:footer-style>
        <style:header-footer-properties fo:min-height="0.2799in" fo:margin-left="0in" fo:margin-right="0in" fo:margin-top="0.0799in" fo:border-top="0.0071in solid #c0c0c0" fo:border-bottom="none" fo:border-left="none" fo:border-right="none" fo:padding-top="0.0799in" fo:padding-bottom="0in" fo:padding-left="0in" fo:padding-right="0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WVU Comp. Sci. 450“<text:title>Paul Prince's Multi-Programming Executive</text:title>: <text:user-defined style:data-style-name="N0" text:name="Subtitle">User's Manual</text:user-defined>”</text:p>
      </style:header>
      <style:footer>
        <text:p text:style-name="MP2">Page <text:page-number text:select-page="current">6</text:page-number> of <text:page-count>6</text:page-count></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Prince</meta:initial-creator>
    <meta:creation-date>2010-09-21T16:46:31</meta:creation-date>
    <dc:date>2011-02-28T08:32:33</dc:date>
    <meta:editing-duration>PT2H1M34S</meta:editing-duration>
    <meta:editing-cycles>14</meta:editing-cycles>
    <meta:generator>OpenOffice.org/3.3$Unix OpenOffice.org_project/330m20$Build-9567</meta:generator>
    <dc:title>Paul Prince's Multi-Programming Executive</dc:title>
    <meta:document-statistic meta:table-count="0" meta:image-count="0" meta:object-count="0" meta:page-count="6" meta:paragraph-count="71" meta:word-count="820" meta:character-count="4830"/>
    <meta:user-defined meta:name="MPX_Version">R1</meta:user-defined>
    <meta:user-defined meta:name="Subtitle">User's Manual</meta:user-defined>
  </office:meta>
</office:document-meta>
</file>